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7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5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5cm" fo:min-width="4.0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9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cm" fo:min-width="4.455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7.47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9.0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6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4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27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paragraph-properties fo:text-align="center"/>
      <style:text-properties fo:font-size="18pt" style:font-size-asian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font-size-asian="18pt"/>
    </style:style>
    <style:style style:name="P7" style:family="paragraph"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1.2cm" svg:height="7.4cm" svg:x="4.2cm" svg:y="6.4cm">
          <text:p/>
        </draw:rect>
        <draw:frame draw:style-name="gr2" draw:text-style-name="P2" draw:layer="layout" svg:width="3.677cm" svg:height="0.886cm" svg:x="2.4cm" svg:y="5.514cm">
          <draw:text-box>
            <text:p text:style-name="P2">実際の学習</text:p>
          </draw:text-box>
        </draw:frame>
        <draw:frame draw:style-name="gr3" draw:text-style-name="P2" draw:layer="layout" svg:width="5.743cm" svg:height="0.886cm" svg:x="2.323cm" svg:y="1.6cm">
          <draw:text-box>
            <text:p text:style-name="P2">パラメータの初期化</text:p>
          </draw:text-box>
        </draw:frame>
        <draw:rect draw:style-name="gr4" draw:text-style-name="P3" draw:layer="layout" svg:width="7cm" svg:height="2cm" svg:x="8.4cm" svg:y="2.8cm">
          <text:p text:style-name="P3">各ファイルの__init__()</text:p>
        </draw:rect>
        <draw:rect draw:style-name="gr4" draw:text-style-name="P4" draw:layer="layout" svg:width="7cm" svg:height="1.4cm" svg:x="8.2cm" svg:y="7.8cm">
          <text:p text:style-name="P4">do_first_pass()</text:p>
        </draw:rect>
        <draw:frame draw:style-name="gr5" draw:text-style-name="P5" draw:layer="layout" svg:width="5.176cm" svg:height="0.963cm" svg:x="4.424cm" svg:y="6.637cm">
          <draw:text-box>
            <text:p text:style-name="P5">Pbp.py do_pbp()</text:p>
          </draw:text-box>
        </draw:frame>
        <draw:line draw:style-name="gr6" draw:text-style-name="P1" draw:layer="layout" svg:x1="11.8cm" svg:y1="4.8cm" svg:x2="11.8cm" svg:y2="7.8cm">
          <text:p/>
        </draw:line>
        <draw:frame draw:style-name="gr7" draw:text-style-name="P2" draw:layer="layout" svg:width="11.886cm" svg:height="12.836cm" svg:x="16.356cm" svg:y="6.237cm">
          <draw:text-box>
            <text:p text:style-name="P2">W, γ_yのパラメータの学習</text:p>
            <text:p text:style-name="P2">各教師データごとにパラメータを更新</text:p>
            <text:p text:style-name="P2">1, 順伝播で尤度を計算。</text:p>
            <text:p text:style-name="P2">計算式はpbp.pyの__init__で設定。</text:p>
            <text:p text:style-name="P2">(Network.pyのlogZ_Z1_Z2で(5.65)が、</text:p>
            <text:p text:style-name="P2">output_probabilisticで呼ばれる、</text:p>
            <text:p text:style-name="P2">network_layer.pyのoutput_probabilisticで</text:p>
            <text:p text:style-name="P2">(5.66)-(5.73)を利用している。</text:p>
            <text:p text:style-name="P2">2, それを微分。</text:p>
            <text:p text:style-name="P2">Pbp.pyのadf_updateで微分、更新。</text:p>
            <text:p text:style-name="P2">(実際はnewwork.pyのgenerate_updates)</text:p>
            <text:p text:style-name="P2">微分はtheanoを使ってやっているので</text:p>
            <text:p text:style-name="P2">逆伝播がわかりにくい。</text:p>
            <text:p text:style-name="P2">おそらく、c版では</text:p>
            <text:p text:style-name="P2">supplementary material 1の(1)-(22)を</text:p>
            <text:p text:style-name="P2">利用していると思われる。</text:p>
            <text:p text:style-name="P2">(21),(22)が逆伝播で求めたい微分。</text:p>
            <text:p text:style-name="P2">(21),(22)のδが逆伝搬している情報。</text:p>
          </draw:text-box>
        </draw:frame>
        <draw:rect draw:style-name="gr4" draw:text-style-name="P4" draw:layer="layout" svg:width="7cm" svg:height="1.4cm" svg:x="8.2cm" svg:y="10.7cm">
          <text:p text:style-name="P4">refine_prior()</text:p>
        </draw:rect>
        <draw:line draw:style-name="gr6" draw:text-style-name="P1" draw:layer="layout" svg:x1="11.8cm" svg:y1="9.2cm" svg:x2="11.8cm" svg:y2="10.7cm">
          <text:p/>
        </draw:line>
        <draw:frame draw:style-name="gr8" draw:text-style-name="P2" draw:layer="layout" svg:width="12.534cm" svg:height="5.87cm" svg:x="4.066cm" svg:y="14.6cm">
          <draw:text-box>
            <text:p text:style-name="P2">W, γ_wのパラメータの学習</text:p>
            <text:p text:style-name="P2">(正則化のようなことを行っているように思う。)</text:p>
            <text:p text:style-name="P2">5.2.5.3の8行目から。</text:p>
            <text:p text:style-name="P2">実際はEP法を使っている。本では</text:p>
            <text:p text:style-name="P2">インデックスがないことに注意。</text:p>
            <text:p text:style-name="P2">Supplementary materialの(35)-(39)参照。</text:p>
            <text:p text:style-name="P2">途中にあるように、その間で(5.59)(5.60)</text:p>
            <text:p text:style-name="P2">(5.61)(5.62)を利用する。</text:p>
          </draw:text-box>
        </draw:frame>
        <draw:line draw:style-name="gr9" draw:text-style-name="P1" draw:layer="layout" svg:x1="8.2cm" svg:y1="11.4cm" svg:x2="7.2cm" svg:y2="11.4cm">
          <text:p/>
        </draw:line>
        <draw:line draw:style-name="gr6" draw:text-style-name="P1" draw:layer="layout" svg:x1="7.2cm" svg:y1="8.4cm" svg:x2="8.2cm" svg:y2="8.4cm">
          <text:p/>
        </draw:line>
        <draw:line draw:style-name="gr9" draw:text-style-name="P1" draw:layer="layout" svg:x1="7.2cm" svg:y1="11.4cm" svg:x2="7.2cm" svg:y2="8.4cm">
          <text:p/>
        </draw:line>
        <draw:frame draw:style-name="gr10" draw:text-style-name="P2" draw:layer="layout" svg:width="4.312cm" svg:height="0.886cm" svg:x="4.4cm" svg:y="12.314cm">
          <draw:text-box>
            <text:p text:style-name="P2">一定回数学習</text:p>
          </draw:text-box>
        </draw:frame>
        <draw:frame draw:style-name="gr11" draw:text-style-name="P6" draw:layer="layout" svg:width="5.582cm" svg:height="0.963cm" svg:x="0.8cm" svg:y="0.437cm">
          <draw:text-box>
            <text:p text:style-name="P6">PBPの学習の流れ</text:p>
          </draw:text-box>
        </draw:frame>
        <draw:line draw:style-name="gr6" draw:text-style-name="P1" draw:layer="layout" svg:x1="16.2cm" svg:y1="3.2cm" svg:x2="15cm" svg:y2="3.8cm">
          <text:p/>
        </draw:line>
        <draw:frame draw:style-name="gr12" draw:text-style-name="P2" draw:layer="layout" svg:width="11.911cm" svg:height="3.811cm" svg:x="16.2cm" svg:y="1.589cm">
          <draw:text-box>
            <text:p text:style-name="P2">P.130 1-8行目。</text:p>
            <text:p text:style-name="P2">Prior.pyで各種変数初期化。</text:p>
            <text:p text:style-name="P2">ただし、wと\tilde{f}に関して、</text:p>
            <text:p text:style-name="P2">Supplementary material 6の(33),(34)で</text:p>
            <text:p text:style-name="P2">初期化。実用上はnatがつくもので初期化。</text:p>
          </draw:text-box>
        </draw:frame>
        <draw:line draw:style-name="gr6" draw:text-style-name="P1" draw:layer="layout" svg:x1="16.356cm" svg:y1="7.8cm" svg:x2="15.2cm" svg:y2="8.6cm">
          <text:p/>
        </draw:line>
        <draw:line draw:style-name="gr6" draw:text-style-name="P1" draw:layer="layout" svg:x1="10.4cm" svg:y1="14.53cm" svg:x2="11.6cm" svg:y2="12.1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rect draw:style-name="gr1" draw:text-style-name="P1" draw:layer="layout" svg:width="16cm" svg:height="7.4cm" svg:x="4.2cm" svg:y="6.4cm">
          <text:p/>
        </draw:rect>
        <draw:frame draw:style-name="gr2" draw:layer="layout" svg:width="3.677cm" svg:height="0.886cm" svg:x="2.4cm" svg:y="5.514cm">
          <draw:text-box>
            <text:p>実際の学習</text:p>
          </draw:text-box>
        </draw:frame>
        <draw:frame draw:style-name="gr3" draw:layer="layout" svg:width="5.743cm" svg:height="0.886cm" svg:x="2.323cm" svg:y="1.6cm">
          <draw:text-box>
            <text:p>パラメータの初期化</text:p>
          </draw:text-box>
        </draw:frame>
        <draw:rect draw:style-name="gr4" draw:text-style-name="P1" draw:layer="layout" svg:width="7cm" svg:height="2cm" svg:x="8.4cm" svg:y="2.8cm">
          <text:p text:style-name="P1">各ファイルの__init__()</text:p>
        </draw:rect>
        <draw:rect draw:style-name="gr4" draw:text-style-name="P1" draw:layer="layout" svg:width="7cm" svg:height="1.4cm" svg:x="8.2cm" svg:y="7.8cm">
          <text:p text:style-name="P1">do_first_pass()</text:p>
        </draw:rect>
        <draw:frame draw:style-name="gr5" draw:layer="layout" svg:width="5.176cm" svg:height="0.963cm" svg:x="4.424cm" svg:y="6.637cm">
          <draw:text-box>
            <text:p>Pbp.py do_pbp()</text:p>
          </draw:text-box>
        </draw:frame>
        <draw:line draw:style-name="gr6" draw:text-style-name="P1" draw:layer="layout" svg:x1="11.8cm" svg:y1="4.8cm" svg:x2="11.8cm" svg:y2="7.8cm">
          <text:p/>
        </draw:line>
        <draw:frame draw:style-name="gr7" draw:layer="layout" svg:width="7.644cm" svg:height="0.963cm" svg:x="12.3cm" svg:y="9.437cm">
          <draw:text-box>
            <text:p>W, γ_yのパラメータの学習</text:p>
          </draw:text-box>
        </draw:frame>
        <draw:rect draw:style-name="gr4" draw:text-style-name="P1" draw:layer="layout" svg:width="7cm" svg:height="1.4cm" svg:x="8.2cm" svg:y="10.7cm">
          <text:p text:style-name="P1">refine_prior()</text:p>
        </draw:rect>
        <draw:line draw:style-name="gr6" draw:text-style-name="P1" draw:layer="layout" svg:x1="11.8cm" svg:y1="9.2cm" svg:x2="11.8cm" svg:y2="10.7cm">
          <text:p/>
        </draw:line>
        <draw:frame draw:style-name="gr8" draw:layer="layout" svg:width="7.779cm" svg:height="0.963cm" svg:x="12.3cm" svg:y="12.338cm">
          <draw:text-box>
            <text:p>W, γ_wのパラメータの学習</text:p>
          </draw:text-box>
        </draw:frame>
        <draw:line draw:style-name="gr9" draw:text-style-name="P1" draw:layer="layout" svg:x1="8.2cm" svg:y1="11.4cm" svg:x2="7.2cm" svg:y2="11.4cm">
          <text:p/>
        </draw:line>
        <draw:line draw:style-name="gr6" draw:text-style-name="P1" draw:layer="layout" svg:x1="7.2cm" svg:y1="8.4cm" svg:x2="8.2cm" svg:y2="8.4cm">
          <text:p/>
        </draw:line>
        <draw:line draw:style-name="gr9" draw:text-style-name="P1" draw:layer="layout" svg:x1="7.2cm" svg:y1="11.4cm" svg:x2="7.2cm" svg:y2="8.4cm">
          <text:p/>
        </draw:line>
        <draw:frame draw:style-name="gr10" draw:layer="layout" svg:width="4.312cm" svg:height="0.886cm" svg:x="4.4cm" svg:y="12.314cm">
          <draw:text-box>
            <text:p>一定回数学習</text:p>
          </draw:text-box>
        </draw:frame>
        <draw:frame draw:style-name="gr11" draw:layer="layout" svg:width="5.582cm" svg:height="0.963cm" svg:x="0.8cm" svg:y="0.437cm">
          <draw:text-box>
            <text:p>PBPの学習の流れ</text:p>
          </draw:text-box>
        </draw:frame>
        <draw:ellipse draw:style-name="gr1" draw:text-style-name="P1" draw:layer="layout" svg:width="3.2cm" svg:height="2.8cm" svg:x="5.2cm" svg:y="17.7cm">
          <text:p/>
        </draw:ellipse>
        <draw:ellipse draw:style-name="gr14" draw:text-style-name="P1" draw:layer="layout" svg:width="3.2cm" svg:height="2.8cm" svg:x="9.4cm" svg:y="17.7cm">
          <text:p/>
        </draw:ellipse>
        <draw:ellipse draw:style-name="gr14" draw:text-style-name="P1" draw:layer="layout" svg:width="3.2cm" svg:height="2.8cm" svg:x="13.8cm" svg:y="17.7cm">
          <text:p/>
        </draw:ellipse>
        <draw:ellipse draw:style-name="gr1" draw:text-style-name="P1" draw:layer="layout" svg:width="3.2cm" svg:height="2.8cm" svg:x="0.2cm" svg:y="17.7cm">
          <text:p/>
        </draw:ellipse>
        <draw:line draw:style-name="gr6" draw:text-style-name="P1" draw:layer="layout" svg:x1="3.4cm" svg:y1="19.1cm" svg:x2="5.2cm" svg:y2="19.1cm">
          <text:p/>
        </draw:line>
        <draw:frame draw:style-name="gr15" draw:layer="layout" svg:width="0.921cm" svg:height="0.963cm" svg:x="1.279cm" svg:y="18.7cm">
          <draw:text-box>
            <text:p>X</text:p>
          </draw:text-box>
        </draw:frame>
        <draw:frame draw:style-name="gr16" draw:layer="layout" svg:width="0.811cm" svg:height="0.963cm" svg:x="6.389cm" svg:y="18.7cm">
          <draw:text-box>
            <text:p>y</text:p>
          </draw:text-box>
        </draw:frame>
        <draw:line draw:style-name="gr6" draw:text-style-name="P1" draw:layer="layout" svg:x1="6.8cm" svg:y1="16.8cm" svg:x2="6.8cm" svg:y2="17.7cm">
          <text:p/>
        </draw:line>
        <draw:frame draw:style-name="gr17" draw:layer="layout" svg:width="1.48cm" svg:height="1cm" svg:x="6.12cm" svg:y="15cm">
          <draw:text-box>
            <text:p>γ_y</text:p>
          </draw:text-box>
        </draw:frame>
        <draw:line draw:style-name="gr6" draw:text-style-name="P1" draw:layer="layout" svg:x1="9.4cm" svg:y1="19.1cm" svg:x2="8.4cm" svg:y2="19.1cm">
          <text:p/>
        </draw:line>
        <draw:rect draw:style-name="gr14" draw:text-style-name="P1" draw:layer="layout" svg:width="3.8cm" svg:height="3.6cm" svg:x="9.2cm" svg:y="17.3cm">
          <text:p/>
        </draw:rect>
        <draw:ellipse draw:style-name="gr14" draw:text-style-name="P1" draw:layer="layout" svg:width="3.2cm" svg:height="2.8cm" svg:x="5.2cm" svg:y="14cm">
          <text:p/>
        </draw:ellipse>
        <draw:frame draw:style-name="gr18" draw:layer="layout" svg:width="2cm" svg:height="1.075cm" svg:x="2.2cm" svg:y="15.125cm">
          <draw:text-box>
            <text:p>α_y0</text:p>
          </draw:text-box>
        </draw:frame>
        <draw:frame draw:style-name="gr17" draw:layer="layout" svg:width="2.2cm" svg:height="1cm" svg:x="2.2cm" svg:y="16.6cm">
          <draw:text-box>
            <text:p>β_y0</text:p>
          </draw:text-box>
        </draw:frame>
        <draw:line draw:style-name="gr6" draw:text-style-name="P1" draw:layer="layout" svg:x1="4cm" svg:y1="15.6cm" svg:x2="5.2cm" svg:y2="15.6cm">
          <text:p/>
        </draw:line>
        <draw:line draw:style-name="gr6" draw:text-style-name="P1" draw:layer="layout" svg:x1="4cm" svg:y1="17.2cm" svg:x2="5.2cm" svg:y2="15.6cm">
          <text:p/>
        </draw:line>
        <draw:frame draw:style-name="gr19" draw:layer="layout" svg:width="1.103cm" svg:height="0.963cm" svg:x="10.497cm" svg:y="18.637cm">
          <draw:text-box>
            <text:p>W</text:p>
          </draw:text-box>
        </draw:frame>
        <draw:line draw:style-name="gr6" draw:text-style-name="P1" draw:layer="layout" svg:x1="13.8cm" svg:y1="19.2cm" svg:x2="13cm" svg:y2="19.2cm">
          <text:p/>
        </draw:line>
        <draw:frame draw:style-name="gr20" draw:layer="layout" svg:width="1.68cm" svg:height="1.675cm" svg:x="14.72cm" svg:y="18.6cm">
          <draw:text-box>
            <text:p>γ_w</text:p>
          </draw:text-box>
        </draw:frame>
        <draw:frame draw:style-name="gr17" draw:layer="layout" svg:width="1.48cm" svg:height="1cm" svg:x="6.12cm" svg:y="15cm">
          <draw:text-box>
            <text:p>γ_y</text:p>
          </draw:text-box>
        </draw:frame>
        <draw:frame draw:style-name="gr17" draw:layer="layout" svg:width="2.4cm" svg:height="1cm" svg:x="17.8cm" svg:y="17.8cm">
          <draw:text-box>
            <text:p>α_w0</text:p>
          </draw:text-box>
        </draw:frame>
        <draw:frame draw:style-name="gr17" draw:layer="layout" svg:width="2.4cm" svg:height="1cm" svg:x="17.8cm" svg:y="19.275cm">
          <draw:text-box>
            <text:p>β_w0</text:p>
          </draw:text-box>
        </draw:frame>
        <draw:line draw:style-name="gr6" draw:text-style-name="P1" draw:layer="layout" svg:x1="17.8cm" svg:y1="19.8cm" svg:x2="17cm" svg:y2="19cm">
          <text:p/>
        </draw:line>
        <draw:line draw:style-name="gr6" draw:text-style-name="P1" draw:layer="layout" svg:x1="17.8cm" svg:y1="18.4cm" svg:x2="17cm" svg:y2="19cm">
          <text:p/>
        </draw:line>
        <draw:ellipse draw:style-name="gr14" draw:text-style-name="P1" draw:layer="layout" svg:width="3.2cm" svg:height="2.8cm" svg:x="21cm" svg:y="10.6cm">
          <text:p/>
        </draw:ellipse>
        <draw:ellipse draw:style-name="gr14" draw:text-style-name="P1" draw:layer="layout" svg:width="3.2cm" svg:height="2.8cm" svg:x="21cm" svg:y="14.8cm">
          <text:p/>
        </draw:ellipse>
        <draw:frame draw:style-name="gr17" draw:layer="layout" svg:width="1.48cm" svg:height="1cm" svg:x="22.12cm" svg:y="8cm">
          <draw:text-box>
            <text:p>γ_y</text:p>
          </draw:text-box>
        </draw:frame>
        <draw:rect draw:style-name="gr14" draw:text-style-name="P1" draw:layer="layout" svg:width="3.8cm" svg:height="3.6cm" svg:x="20.8cm" svg:y="10.2cm">
          <text:p/>
        </draw:rect>
        <draw:ellipse draw:style-name="gr14" draw:text-style-name="P1" draw:layer="layout" svg:width="3.2cm" svg:height="2.8cm" svg:x="21.2cm" svg:y="7cm">
          <text:p/>
        </draw:ellipse>
        <draw:frame draw:style-name="gr18" draw:layer="layout" svg:width="2cm" svg:height="1.075cm" svg:x="25.6cm" svg:y="7.8cm">
          <draw:text-box>
            <text:p>α_y</text:p>
          </draw:text-box>
        </draw:frame>
        <draw:frame draw:style-name="gr17" draw:layer="layout" svg:width="2.2cm" svg:height="1cm" svg:x="25.6cm" svg:y="8.8cm">
          <draw:text-box>
            <text:p>β_y</text:p>
          </draw:text-box>
        </draw:frame>
        <draw:line draw:style-name="gr6" draw:text-style-name="P1" draw:layer="layout" svg:x1="25.4cm" svg:y1="8.4cm" svg:x2="24.4cm" svg:y2="8.4cm">
          <text:p/>
        </draw:line>
        <draw:line draw:style-name="gr6" draw:text-style-name="P1" draw:layer="layout" svg:x1="25.6cm" svg:y1="9.4cm" svg:x2="24.4cm" svg:y2="8.4cm">
          <text:p/>
        </draw:line>
        <draw:frame draw:style-name="gr19" draw:layer="layout" svg:width="1.103cm" svg:height="0.963cm" svg:x="22.097cm" svg:y="11.537cm">
          <draw:text-box>
            <text:p>W</text:p>
          </draw:text-box>
        </draw:frame>
        <draw:frame draw:style-name="gr20" draw:layer="layout" svg:width="1.68cm" svg:height="1.675cm" svg:x="21.92cm" svg:y="15.7cm">
          <draw:text-box>
            <text:p>γ_w</text:p>
          </draw:text-box>
        </draw:frame>
        <draw:frame draw:style-name="gr17" draw:layer="layout" svg:width="1.48cm" svg:height="1cm" svg:x="22.12cm" svg:y="8cm">
          <draw:text-box>
            <text:p>γ_y</text:p>
          </draw:text-box>
        </draw:frame>
        <draw:frame draw:style-name="gr17" draw:layer="layout" svg:width="2.4cm" svg:height="1cm" svg:x="25cm" svg:y="14.9cm">
          <draw:text-box>
            <text:p>α_w</text:p>
          </draw:text-box>
        </draw:frame>
        <draw:frame draw:style-name="gr17" draw:layer="layout" svg:width="2.4cm" svg:height="1cm" svg:x="25cm" svg:y="16.375cm">
          <draw:text-box>
            <text:p>β_w</text:p>
          </draw:text-box>
        </draw:frame>
        <draw:line draw:style-name="gr6" draw:text-style-name="P1" draw:layer="layout" svg:x1="25cm" svg:y1="16.9cm" svg:x2="24.2cm" svg:y2="16.1cm">
          <text:p/>
        </draw:line>
        <draw:line draw:style-name="gr6" draw:text-style-name="P1" draw:layer="layout" svg:x1="25cm" svg:y1="15.5cm" svg:x2="24.2cm" svg:y2="16.1cm">
          <text:p/>
        </draw:line>
        <draw:frame draw:style-name="gr17" draw:layer="layout" svg:width="4.8cm" svg:height="1.675cm" svg:x="21.2cm" svg:y="4.8cm">
          <draw:text-box>
            <text:p>q(W, γ_y,γ_w)</text:p>
            <text:p>(各変数が独立)</text:p>
          </draw:text-box>
        </draw:frame>
        <draw:frame draw:style-name="gr18" draw:layer="layout" svg:width="3.2cm" svg:height="1.075cm" svg:x="24.8cm" svg:y="10.325cm">
          <draw:text-box>
            <text:p>m_{i,j}^(l)</text:p>
          </draw:text-box>
        </draw:frame>
        <draw:line draw:style-name="gr6" draw:text-style-name="P1" draw:layer="layout" svg:x1="26.4cm" svg:y1="11.4cm" svg:x2="24.6cm" svg:y2="12cm">
          <text:p/>
        </draw:line>
        <draw:line draw:style-name="gr6" draw:text-style-name="P1" draw:layer="layout" svg:x1="26.2cm" svg:y1="12.925cm" svg:x2="24.6cm" svg:y2="12cm">
          <text:p/>
        </draw:line>
        <draw:frame draw:style-name="gr18" draw:layer="layout" svg:width="3.2cm" svg:height="1.075cm" svg:x="24.6cm" svg:y="12.925cm">
          <draw:text-box>
            <text:p>v_{i,j}^(l)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line draw:style-name="gr9" draw:text-style-name="P1" draw:layer="layout" svg:x1="1cm" svg:y1="2.4cm" svg:x2="26cm" svg:y2="2.4cm">
          <text:p/>
        </draw:line>
        <draw:line draw:style-name="gr9" draw:text-style-name="P1" draw:layer="layout" svg:x1="11.9cm" svg:y1="0cm" svg:x2="12.1cm" svg:y2="20.8cm">
          <text:p/>
        </draw:line>
        <draw:frame draw:style-name="gr21" draw:layer="layout" svg:width="1.488cm" svg:height="0.963cm" svg:x="0.8cm" svg:y="1cm">
          <draw:text-box>
            <text:p>4章</text:p>
          </draw:text-box>
        </draw:frame>
        <draw:frame draw:style-name="gr21" draw:layer="layout" svg:width="1.488cm" svg:height="0.963cm" svg:x="12.212cm" svg:y="0.8cm">
          <draw:text-box>
            <text:p>5章</text:p>
          </draw:text-box>
        </draw:frame>
        <draw:line draw:style-name="gr9" draw:text-style-name="P1" draw:layer="layout" svg:x1="1cm" svg:y1="4.2cm" svg:x2="26cm" svg:y2="4.2cm">
          <text:p/>
        </draw:line>
        <draw:line draw:style-name="gr9" draw:text-style-name="P1" draw:layer="layout" svg:x1="6.6cm" svg:y1="2.4cm" svg:x2="6.8cm" svg:y2="20.8cm">
          <text:p/>
        </draw:line>
        <draw:frame draw:style-name="gr22" draw:layer="layout" svg:width="1.984cm" svg:height="0.963cm" svg:x="2.416cm" svg:y="2.837cm">
          <draw:text-box>
            <text:p>EP法</text:p>
          </draw:text-box>
        </draw:frame>
        <draw:frame draw:style-name="gr22" draw:layer="layout" svg:width="1.984cm" svg:height="0.963cm" svg:x="8.5cm" svg:y="2.837cm">
          <draw:text-box>
            <text:p>ADF</text:p>
          </draw:text-box>
        </draw:frame>
        <draw:line draw:style-name="gr9" draw:text-style-name="P1" draw:layer="layout" svg:x1="19.4cm" svg:y1="2.4cm" svg:x2="19.6cm" svg:y2="20.8cm">
          <text:p/>
        </draw:line>
        <draw:frame draw:style-name="gr17" draw:layer="layout" svg:width="4.384cm" svg:height="1cm" svg:x="14cm" svg:y="2.8cm">
          <draw:text-box>
            <text:p>W,γ_yの学習</text:p>
          </draw:text-box>
        </draw:frame>
        <draw:frame draw:style-name="gr17" draw:layer="layout" svg:width="4.384cm" svg:height="1cm" svg:x="21cm" svg:y="2.8cm">
          <draw:text-box>
            <text:p>W,γ_wの学習</text:p>
          </draw:text-box>
        </draw:frame>
        <draw:frame draw:style-name="gr23" draw:layer="layout" svg:width="0.853cm" svg:height="0.963cm" svg:x="2.8cm" svg:y="4.8cm">
          <draw:text-box>
            <text:p>θ</text:p>
          </draw:text-box>
        </draw:frame>
        <draw:frame draw:style-name="gr23" draw:layer="layout" svg:width="0.853cm" svg:height="0.963cm" svg:x="8.847cm" svg:y="4.8cm">
          <draw:text-box>
            <text:p>θ</text:p>
          </draw:text-box>
        </draw:frame>
        <draw:frame draw:style-name="gr24" draw:layer="layout" svg:width="7.7cm" svg:height="2.387cm" svg:x="11.9cm" svg:y="4.613cm">
          <draw:text-box>
            <text:p>W, γ_y(, γ_w)</text:p>
            <text:p>γ_wは積分して定数になる</text:p>
          </draw:text-box>
        </draw:frame>
        <draw:frame draw:style-name="gr25" draw:layer="layout" svg:width="8.017cm" svg:height="1.675cm" svg:x="19.5cm" svg:y="4.5cm">
          <draw:text-box>
            <text:p>W, γ_w(, γ_y)</text:p>
            <text:p>γ_yは積分して定数になる</text:p>
          </draw:text-box>
        </draw:frame>
        <draw:frame draw:style-name="gr26" draw:layer="layout" svg:width="2.157cm" svg:height="1.675cm" svg:x="2.2cm" svg:y="7.637cm">
          <draw:text-box>
            <text:p>f_n(θ)</text:p>
            <text:p>(n≧0)</text:p>
          </draw:text-box>
        </draw:frame>
        <draw:frame draw:style-name="gr27" draw:layer="layout" svg:width="4.545cm" svg:height="2.945cm" svg:x="7.3cm" svg:y="6.6cm">
          <draw:text-box>
            <text:p>尤度として</text:p>
            <text:p>書けるとき</text:p>
            <text:p>f_0(θ)=p(θ)</text:p>
            <text:p>f_i(θ)∝p(D_i|θ)</text:p>
          </draw:text-box>
        </draw:frame>
        <draw:frame draw:style-name="gr28" draw:layer="layout" svg:width="6.463cm" svg:height="2.387cm" svg:x="12.4cm" svg:y="7cm">
          <draw:text-box>
            <text:p>f_0(θ)=q(W, γ_w,γ_y)</text:p>
            <text:p>f_{W,γ_y}(W,γ_y) =</text:p>
            <text:p>p(y_i|W,γ_y) </text:p>
          </draw:text-box>
        </draw:frame>
        <draw:frame draw:style-name="gr29" draw:layer="layout" svg:width="3.741cm" svg:height="1.675cm" svg:x="1.697cm" svg:y="12.038cm">
          <draw:text-box>
            <text:p>tilde{f}_n(θ)</text:p>
            <text:p>(n≧1)</text:p>
          </draw:text-box>
        </draw:frame>
        <draw:frame draw:style-name="gr30" draw:layer="layout" svg:width="4.955cm" svg:height="3.58cm" svg:x="6.945cm" svg:y="11.802cm">
          <draw:text-box>
            <text:p>tilde{f_i}_n(θ)</text:p>
            <text:p>ただし、初期は</text:p>
            <text:p>tilde{f_i}_n(θ)=1</text:p>
            <text:p>→割っても</text:p>
            <text:p>変わらない</text:p>
          </draw:text-box>
        </draw:frame>
        <draw:frame draw:style-name="gr31" draw:layer="layout" svg:width="7.97cm" svg:height="0.963cm" svg:x="2.83cm" svg:y="9.545cm">
          <draw:text-box>
            <text:p>これに対して、p(θ)=Πf_n(θ)</text:p>
          </draw:text-box>
        </draw:frame>
        <draw:frame draw:style-name="gr32" draw:layer="layout" svg:width="9.553cm" svg:height="0.963cm" svg:x="1.847cm" svg:y="15.6cm">
          <draw:text-box>
            <text:p>これに対して、q(θ)=Πtilde{f}_n(θ)</text:p>
          </draw:text-box>
        </draw:frame>
        <draw:frame draw:style-name="gr33" draw:layer="layout" svg:width="7.195cm" svg:height="3.099cm" svg:x="12.062cm" svg:y="11.894cm">
          <draw:text-box>
            <text:p>tilde{f_W}_n(θ)=q(W)</text:p>
            <text:p>=N(W)</text:p>
            <text:p>tilde{f_γ_y}_n(θ)=q(γ_y)</text:p>
            <text:p>=N(γ_y)</text:p>
          </draw:text-box>
        </draw:frame>
        <draw:frame draw:style-name="gr34" draw:layer="layout" svg:width="7.94cm" svg:height="5.235cm" svg:x="19.8cm" svg:y="11.4cm">
          <draw:text-box>
            <text:p>tilde{f_γ_w} =q(γ_w)</text:p>
            <text:p>=Gam(γ_w) </text:p>
            <text:p>tilde{f_γ_y} =q(γ_y)</text:p>
            <text:p>=Gam(γ_y) </text:p>
            <text:p>w_i,j,lを含む部分について、</text:p>
            <text:p>tilde{f_w_i,j,l}(θ)</text:p>
            <text:p>=N(w_i,j,l)Gam(γ_w)</text:p>
          </draw:text-box>
        </draw:frame>
        <draw:frame draw:style-name="gr35" draw:layer="layout" svg:width="8.427cm" svg:height="2.387cm" svg:x="19.473cm" svg:y="6.8cm">
          <draw:text-box>
            <text:p>f_γ_w(θ)=p(γ_w)</text:p>
            <text:p>f_γ_y(θ)=p(γ_y)</text:p>
            <text:p>f_w_i,j,l(θ) =p(w_i,j,l|0, γ_w) 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5T07:22:17.73</meta:creation-date>
    <meta:editing-duration>PT4H16M23S</meta:editing-duration>
    <meta:editing-cycles>49</meta:editing-cycles>
    <meta:generator>OpenOffice/4.1.6$Win32 OpenOffice.org_project/416m1$Build-9790</meta:generator>
    <dc:date>2022-05-15T15:37:37.54</dc:date>
    <meta:document-statistic meta:object-count="133"/>
  </office:meta>
</office:document-meta>
</file>